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F00000154849639D90FD2FB3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pplication Overview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React.js</text:p>
            <text:p>ES6</text:p>
            <text:p>Functional Programming</text:p>
            <text:p>Immutable Data Structures</text:p>
            <text:p>http://www.ahuka.com/?page_id=11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Live Application</text:p>
              </text:list-item>
              <text:list-item>
                <text:p>Template</text:p>
              </text:list-item>
              <text:list-item>
                <text:p>Dependencies</text:p>
              </text:list-item>
              <text:list-item>
                <text:p>Dev Dependencies</text:p>
              </text:list-item>
              <text:list-item>
                <text:p>Syling</text:p>
              </text:list-item>
              <text:list-item>
                <text:p>Firebase</text:p>
              </text:list-item>
              <text:list-item>
                <text:p>Testing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ve Application</text:p>
          </draw:text-box>
        </draw:frame>
        <draw:frame draw:style-name="gr2" draw:text-style-name="P2" draw:layer="layout" svg:width="25.199cm" svg:height="9.572cm" svg:x="1.399cm" svg:y="6.217cm" presentation:class="graphic">
          <draw:image xlink:href="Pictures/100000000000037F00000154849639D90FD2FB3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mplat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reate-react-app</text:p>
              </text:list-item>
              <text:list-item>
                <text:p>jest</text:p>
              </text:list-item>
              <text:list-item>
                <text:p>surge.sh</text:p>
              </text:list-item>
              <text:list-item>
                <text:p>folder struc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Dependencie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3">
              <text:list-item>
                <text:p>react-router</text:p>
              </text:list-item>
              <text:list-item>
                <text:p>react-modal</text:p>
              </text:list-item>
              <text:list-item>
                <text:p>firebase</text:p>
              </text:list-item>
              <text:list-item>
                <text:p>immutability-helper</text:p>
              </text:list-item>
              <text:list-item>
                <text:p>react-google-maps</text:p>
              </text:list-item>
              <text:list-item>
                <text:p>react-toggle</text:p>
                <text:p/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3">
              <text:list-item>
                <text:p>redux</text:p>
              </text:list-item>
              <text:list-item>
                <text:p>redux-logger</text:p>
              </text:list-item>
              <text:list-item>
                <text:p>redux-thunk</text:p>
              </text:list-item>
              <text:list-item>
                <text:p>react-redux</text:p>
              </text:list-item>
              <text:list-item>
                <text:p>moment</text:p>
              </text:list-item>
              <text:list-item>
                <text:p>react-mo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v Dependenci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eslint</text:p>
              </text:list-item>
              <text:list-item>
                <text:p>jest</text:p>
              </text:list-item>
              <text:list-item>
                <text:p>bab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yl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w3.css</text:p>
              </text:list-item>
              <text:list-item>
                <text:p>style attribut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rebas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oSQL</text:p>
              </text:list-item>
              <text:list-item>
                <text:p>Real time</text:p>
              </text:list-item>
              <text:list-item>
                <text:p>Database layout</text:p>
              </text:list-item>
              <text:list-item>
                <text:p>Rules</text:p>
              </text:list-item>
              <text:list-item>
                <text:p>Authenti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Jest</text:p>
              </text:list-item>
              <text:list-item>
                <text:p>toMatchSnapshot</text:p>
              </text:list-item>
              <text:list-item>
                <text:p>testing compon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5T06:58:51.927119849</meta:creation-date>
    <meta:generator>LibreOffice/5.1.6.2$Linux_X86_64 LibreOffice_project/10m0$Build-2</meta:generator>
    <dc:date>2018-01-05T08:19:33.374303735</dc:date>
    <meta:editing-duration>PT39M56S</meta:editing-duration>
    <meta:editing-cycles>9</meta:editing-cycles>
    <meta:document-statistic meta:object-count="58"/>
  </office:meta>
</office:document-meta>
</file>